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146a51" officeooo:paragraph-rsid="00146a51"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46a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1) <text:s/>What does Parish mean when he says that Newars "find themselves" in relationships and "lose themselves by separating?</text:span> <text:span text:style-name="T1"><text:s/>How is this related to what he calls "the web of relatedness"?</text:span></text:p>
      <text:p text:style-name="P1"/>
      <text:p text:style-name="P3">When Parish says that Newars “find themselves” in relationships and “lose themselves” by separating, he’s referring to the relational aspect of Hindu society. The Newars place a strong emphasis on interconnectedness and community. In the social structure of Bhaktapur, individuals often define their identities and personhoods through their relationships with others, be it family, friends, priests, and other members of the city. These relationships are essential to the sense of self.</text:p>
      <text:p text:style-name="P3"/>
      <text:p text:style-name="P3">The “web of interconnectedness” underlines this idea by defining the intricate network of relationships that bind the Newar society together. When Newars engage in social interaction, they grow the web of interconnectedness and are able to “find themselves” in the greater society. This is in stark contrast from Tocqueville’s analysis of the United States, where he remarked that one of the core aspects of American society and living was that of being self-reliant and individualistic. The egalitarian nature of how Americans means that this idea of a “web of interconnectedness” may be quite foreign to Western readers and seemed like a large point of analysis for Parish in this section.</text:p>
      <text:p text:style-name="P3"/>
      <text:p text:style-name="P3">I also really appreciated the personal accounts and definitions of different relationships in this section, it lead me to reflect on my own familial relationships and what they mean to me.</text:p>
      <text:p text:style-name="P1"/>
      <text:p text:style-name="P1">2) What is cipa? How does it create separation in some cases and intimacy in others?</text:p>
      <text:p text:style-name="Standard"/>
      <text:p text:style-name="P2">“<text:span text:style-name="T2">Cipa” is the idea of “poullted” food (153). Far beyond this, cipa represents the concept of purity and pollution and how that reflects on the hierarchical nature of Newar society. The separation arises from who is willing to eat or come in contact one anothers’ cipa (e.g. food that has been prepared or touched the saliva of another individual). It is often the separating factor between women and men, elder and younger, and while men are expected to eat the cipa of their elders, it’s often the fact that women are expected to eat the cipa of their husbands or other men as a show of respect. While small children aren’t expected to conform to this standard, it still portrays how it can create separation in these veins.</text:span></text:p>
      <text:p text:style-name="P2"/>
      <text:p text:style-name="P3">On the other hand, it brings about interconnectedness to “eat from the same rice pot” (154), this idea of consuming others’ cipa out of love is also quite prevalent. This contrast can make this aspect of society, while often unnoticed, be very indicative of the hierarchical nature that is still extremely prevalent.</text:p>
      <text:p text:style-name="Standard"/>
      <text:p text:style-name="P1">3) How is morality related to ideals of samaj and dharma?</text:p>
      <text:p text:style-name="P1"/>
      <text:p text:style-name="P3">Samaj refers to the social order or greater society which includes norms and values that permeate all levels of Bhaktapur living. Morality, in this context, involves adhering to the accepted social norms and values. Individuals are expected to act in ways that contribute to the well-being and harmony of the community. Deviating from these norms may be seen as morally wrong.</text:p>
      <text:p text:style-name="P3"/>
      <text:p text:style-name="P3">Dharma refers to the moral and ethical duties and responsibilities that individuals have within their social roles and relationships. It encompasses the idea that individuals should fulfill their obligations to family, community, and society at large. Morality, in this context, is tied to one's ability to fulfill their dharma and uphold their moral responsibil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7:12:12.726350600</meta:creation-date>
    <dc:date>2023-10-11T17:35:31.928230397</dc:date>
    <meta:editing-duration>PT23M19S</meta:editing-duration>
    <meta:editing-cycles>1</meta:editing-cycles>
    <meta:document-statistic meta:table-count="0" meta:image-count="0" meta:object-count="0" meta:page-count="1" meta:paragraph-count="10" meta:word-count="565" meta:character-count="3476" meta:non-whitespace-character-count="2919"/>
    <meta:generator>LibreOffice/7.4.7.2$Linux_X86_64 LibreOffice_project/40$Build-2</meta:generator>
  </office:meta>
</office:document-meta>
</file>